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padding-left="0in" fo:padding-right="0in" fo:padding-top="0in" fo:padding-bottom="0.222in" fo:border="0.26pt solid #00000a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text-align="justify" style:justify-single-word="false" fo:background-color="#ffffff" fo:padding-left="0in" fo:padding-right="0in" fo:padding-top="0.0693in" fo:padding-bottom="0.0693in" fo:border="0.26pt solid #00000a"/>
    </style:style>
    <style:style style:name="P8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0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text-align="justify" style:justify-single-word="false" fo:background-color="#ffffff" fo:padding="0in" fo:border="0.26pt solid #00000a"/>
    </style:style>
    <style:style style:name="P11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text-align="justify" style:justify-single-word="false" fo:background-color="#ffffff" fo:padding="0in" fo:border="0.26pt solid #00000a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666666"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onteúdo: Incontinência urinária em mulheres.</text:span></text:p>
      <text:p text:style-name="P1"><text:span text:style-name="T4">TEXTO FACEBOOK: E aquela vontade de fazer xixi toda hora, pode se tornar grave como uma incontinência urinária e a fisioterapia pode te ajudar a melhorar e solucionar esse problema.</text:span></text:p>
      <text:p text:style-name="P2"/>
      <text:p text:style-name="P2"/>
      <text:p text:style-name="P2"/>
      <text:p text:style-name="P1"><text:span text:style-name="T1">Título: </text:span><text:span text:style-name="T3">Sabe aquela vontade incontrolável de fazer xixi? Isso é incontinência urinária.</text:span></text:p>
      <text:p text:style-name="P3"/>
      <text:p text:style-name="P6"><text:span text:style-name="T2">Dez milhões de brasileiros, ou 5% da população, sofrem de incontinência urinária,</text:span></text:p>
      <text:p text:style-name="P6"><text:span text:style-name="T2">quando é a vontade incontrolável de fazer xixi.</text:span></text:p>
      <text:p text:style-name="P6"><text:span text:style-name="T1">A incontinência urinária é um dos problemas que mais trazem desconforto e constrangimento para homens e mulheres.</text:span></text:p>
      <text:p text:style-name="P6"><text:span text:style-name="T1">Ela é mais frequente em mulheres pois, suas vias urinárias estão perto de órgãos do aparelho reprodutor. </text:span></text:p>
      <text:p text:style-name="P4"><text:span text:style-name="T1">A incontinência pode ocorrer em qualquer idade. A perda de urina pode acarretar problemas psicológicos.</text:span></text:p>
      <text:p text:style-name="P1"><text:span text:style-name="T1">Pode ser classificada em :</text:span></text:p>
      <text:list xml:id="list2180283441500144827" text:style-name="WWNum1">
        <text:list-item>
          <text:p text:style-name="P9"><text:span text:style-name="T1">Ocorre perda involuntária de urina.</text:span></text:p>
        </text:list-item>
        <text:list-item>
          <text:p text:style-name="P9"><text:span text:style-name="T1">De urgência: ocorre perda involuntária de urina, imediatamente precedida por urgência. </text:span></text:p>
        </text:list-item>
        <text:list-item>
          <text:p text:style-name="P9"><text:span text:style-name="T1">Paradoxal: Ocorrida de um transbordamento, é uma alteração na bexiga, faz com que a perda de urinária tenha um volume maior que sua capacidade. </text:span></text:p>
        </text:list-item>
      </text:list>
      <text:p text:style-name="P5"/>
      <text:p text:style-name="P1"><text:span text:style-name="T1">A fisioterapia para incontinência urinária tem ganhado um grande espaço para quem está procurando um tratamento, pois ela fortalece o assoalho pélvico, de forma que ajude a impedir a perda involuntária, fazendo com que não aconteça outras vezes.</text:span></text:p>
      <text:p text:style-name="P1"><text:span text:style-name="T1">É recomendado a fazer todos os dias os exercícios, caso não seja possível, é indicado fazer pelo menos 2 sessões por semana. Deve se fazer em casa e fins de semana.</text:span></text:p>
      <text:p text:style-name="P1"><text:span text:style-name="T1">A fisioterapia pélvica é caracterizada como uma das primeiras na lista de tratamentos para melhorar e solucionar as disfunções. Os músculos do assoalho pélvico são responsáveis pelo suporte de órgãos como útero,intestino e bexiga.</text:span></text:p>
      <text:p text:style-name="P10"><text:span text:style-name="T1">Tratamentos feitos com a fisioterapia:</text:span></text:p>
      <text:p text:style-name="P10"><text:span text:style-name="T1">Eletroestimulação:</text:span></text:p>
      <text:p text:style-name="P10"><text:span text:style-name="T1">Um aparelho é colocado dentro da vagina e este emite uma corrente elétrica, para estimular o assoalho pélvico, realizando contrações do períneo, involuntariamente. Ele é usado para fortalecer os músculos do assoalho pélvico, melhorando a função urinária e a força e coordenação. O tempo de duração do tratamento, irá depender do grau que está a disfunção e do empenho que o paciente está a realizar os exercícios. Em média sua duração é de 1 ano sendo recomendado que o paciente continue realizando os exercícios em casa.</text:span></text:p>
      <text:p text:style-name="P11"/>
      <text:p text:style-name="P1"><text:span text:style-name="T1">Cones Vaginais:</text:span></text:p>
      <text:p text:style-name="P1"><text:soft-page-break/><text:span text:style-name="T1">Este tratamento é feito com o uso de cones vaginais, são pequenos objetos com pesos diferentes, variando de 20g a 100g.</text:span></text:p>
      <text:p text:style-name="P1"><text:span text:style-name="T1">Os cones são introduzidos na vagina da paciente,deitada, com isso a mulher faz contrações de modo a segurar os cones. No início do tratamento os cones têm um peso leve, à medida que o tratamento vai avançando os pesos irão aumentando, estimulando o fortalecimento do assoalho pélvico.</text:span></text:p>
      <text:p text:style-name="P7"><text:span text:style-name="T1">É necessário que o paciente tenha disponibilidade e comprometimento com os exercicíos, para que obtenha um maior resultado e solucione seu problema em menor tempo.</text:span></text:p>
      <text:p text:style-name="P5"/>
      <text:p text:style-name="P11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2" meta:word-count="454" meta:character-count="2854" meta:non-whitespace-character-count="2422"/>
    <meta:generator>LibreOfficeDev/5.1.0.3$Linux_X86_64 LibreOffice_project/</meta:generator>
  </office:meta>
</office:document-meta>
</file>